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aa5cf" officeooo:paragraph-rsid="000aa5cf"/>
    </style:style>
    <style:style style:name="P2" style:family="paragraph" style:parent-style-name="Standard">
      <style:text-properties officeooo:rsid="000aa5cf" officeooo:paragraph-rsid="0010e2e8"/>
    </style:style>
    <style:style style:name="P3" style:family="paragraph" style:parent-style-name="Standard">
      <style:text-properties officeooo:rsid="000aa5cf" officeooo:paragraph-rsid="00264268"/>
    </style:style>
    <style:style style:name="P4" style:family="paragraph" style:parent-style-name="Standard">
      <style:text-properties officeooo:rsid="000c798a" officeooo:paragraph-rsid="00264c19"/>
    </style:style>
    <style:style style:name="P5" style:family="paragraph" style:parent-style-name="Standard">
      <style:text-properties officeooo:rsid="000e65f9" officeooo:paragraph-rsid="000e65f9"/>
    </style:style>
    <style:style style:name="P6" style:family="paragraph" style:parent-style-name="Standard">
      <style:text-properties officeooo:rsid="000e65f9" officeooo:paragraph-rsid="000f6948"/>
    </style:style>
    <style:style style:name="P7" style:family="paragraph" style:parent-style-name="Standard">
      <style:text-properties officeooo:rsid="000e65f9" officeooo:paragraph-rsid="001a4436"/>
    </style:style>
    <style:style style:name="P8" style:family="paragraph" style:parent-style-name="Standard">
      <style:text-properties officeooo:rsid="000e65f9" officeooo:paragraph-rsid="0023f590"/>
    </style:style>
    <style:style style:name="P9" style:family="paragraph" style:parent-style-name="Standard">
      <style:text-properties officeooo:rsid="000e65f9" officeooo:paragraph-rsid="00264c19"/>
    </style:style>
    <style:style style:name="P10" style:family="paragraph" style:parent-style-name="Standard">
      <style:text-properties officeooo:rsid="00132aeb" officeooo:paragraph-rsid="0015713a"/>
    </style:style>
    <style:style style:name="P11" style:family="paragraph" style:parent-style-name="Standard">
      <style:text-properties officeooo:rsid="00132aeb" officeooo:paragraph-rsid="0018126a"/>
    </style:style>
    <style:style style:name="P12" style:family="paragraph" style:parent-style-name="Standard">
      <style:text-properties officeooo:rsid="00132aeb" officeooo:paragraph-rsid="001d1e93"/>
    </style:style>
    <style:style style:name="P13" style:family="paragraph" style:parent-style-name="Standard">
      <style:text-properties officeooo:rsid="00132aeb" officeooo:paragraph-rsid="003ed2d4"/>
    </style:style>
    <style:style style:name="P14" style:family="paragraph" style:parent-style-name="Standard">
      <style:text-properties officeooo:rsid="001411ad" officeooo:paragraph-rsid="001411ad"/>
    </style:style>
    <style:style style:name="P15" style:family="paragraph" style:parent-style-name="Standard">
      <style:text-properties officeooo:rsid="001411ad" officeooo:paragraph-rsid="0034e585"/>
    </style:style>
    <style:style style:name="P16" style:family="paragraph" style:parent-style-name="Standard">
      <style:text-properties officeooo:rsid="001a4436" officeooo:paragraph-rsid="001a4436"/>
    </style:style>
    <style:style style:name="P17" style:family="paragraph" style:parent-style-name="Standard">
      <style:text-properties officeooo:rsid="002028f0" officeooo:paragraph-rsid="002028f0"/>
    </style:style>
    <style:style style:name="P18" style:family="paragraph" style:parent-style-name="Standard">
      <style:text-properties officeooo:rsid="0021cafa" officeooo:paragraph-rsid="0021cafa"/>
    </style:style>
    <style:style style:name="P19" style:family="paragraph" style:parent-style-name="Standard">
      <style:text-properties officeooo:rsid="0023f590" officeooo:paragraph-rsid="0023f590"/>
    </style:style>
    <style:style style:name="P20" style:family="paragraph" style:parent-style-name="Standard">
      <style:text-properties style:text-underline-style="none" officeooo:rsid="000aa5cf" officeooo:paragraph-rsid="000c798a"/>
    </style:style>
    <style:style style:name="P21" style:family="paragraph" style:parent-style-name="Standard">
      <style:text-properties style:text-underline-style="none" officeooo:rsid="000aa5cf" officeooo:paragraph-rsid="000aa5cf"/>
    </style:style>
    <style:style style:name="P22" style:family="paragraph" style:parent-style-name="Standard">
      <style:text-properties style:text-underline-style="none" officeooo:rsid="000aa5cf" officeooo:paragraph-rsid="00389642"/>
    </style:style>
    <style:style style:name="P23" style:family="paragraph" style:parent-style-name="Standard">
      <style:text-properties style:text-underline-style="none" officeooo:rsid="000aa5cf" officeooo:paragraph-rsid="0034e585"/>
    </style:style>
    <style:style style:name="P24" style:family="paragraph" style:parent-style-name="Standard">
      <style:text-properties style:text-underline-style="none" officeooo:rsid="000abdf4" officeooo:paragraph-rsid="000abdf4"/>
    </style:style>
    <style:style style:name="P25" style:family="paragraph" style:parent-style-name="Standard">
      <style:text-properties style:text-underline-style="none" officeooo:rsid="000c798a" officeooo:paragraph-rsid="0010e2e8"/>
    </style:style>
    <style:style style:name="P26" style:family="paragraph" style:parent-style-name="Standard">
      <style:text-properties style:text-underline-style="none" officeooo:rsid="000c798a" officeooo:paragraph-rsid="000c798a"/>
    </style:style>
    <style:style style:name="P27" style:family="paragraph" style:parent-style-name="Standard">
      <style:text-properties style:text-underline-style="none" officeooo:rsid="000c798a" officeooo:paragraph-rsid="00264c19"/>
    </style:style>
    <style:style style:name="P28" style:family="paragraph" style:parent-style-name="Standard">
      <style:text-properties style:text-underline-style="none" officeooo:rsid="000c798a" officeooo:paragraph-rsid="00285a48"/>
    </style:style>
    <style:style style:name="P29" style:family="paragraph" style:parent-style-name="Standard">
      <style:text-properties style:text-underline-style="none" officeooo:rsid="001e880d" officeooo:paragraph-rsid="001e880d"/>
    </style:style>
    <style:style style:name="P30" style:family="paragraph" style:parent-style-name="Standard">
      <style:text-properties style:text-underline-style="none" officeooo:rsid="0015713a" officeooo:paragraph-rsid="0015713a"/>
    </style:style>
    <style:style style:name="P31" style:family="paragraph" style:parent-style-name="Standard">
      <style:text-properties style:text-underline-style="none" officeooo:rsid="0017ec49" officeooo:paragraph-rsid="0018126a"/>
    </style:style>
    <style:style style:name="P32" style:family="paragraph" style:parent-style-name="Standard">
      <style:text-properties style:text-underline-style="none" officeooo:rsid="002028f0" officeooo:paragraph-rsid="002028f0"/>
    </style:style>
    <style:style style:name="P33" style:family="paragraph" style:parent-style-name="Standard">
      <style:text-properties style:text-underline-style="none" officeooo:rsid="001df9d6" officeooo:paragraph-rsid="0023f590"/>
    </style:style>
    <style:style style:name="P34" style:family="paragraph" style:parent-style-name="Standard">
      <style:text-properties style:text-underline-style="none" officeooo:rsid="0023f590" officeooo:paragraph-rsid="0023f590"/>
    </style:style>
    <style:style style:name="P35" style:family="paragraph" style:parent-style-name="Standard">
      <style:text-properties style:text-underline-style="none" officeooo:rsid="0010e2e8" officeooo:paragraph-rsid="0010e2e8"/>
    </style:style>
    <style:style style:name="P36" style:family="paragraph" style:parent-style-name="Standard">
      <style:text-properties style:text-underline-style="none" officeooo:rsid="000e65f9" officeooo:paragraph-rsid="00264c19"/>
    </style:style>
    <style:style style:name="P37" style:family="paragraph" style:parent-style-name="Standard">
      <style:text-properties style:text-underline-style="none" officeooo:rsid="0034e585" officeooo:paragraph-rsid="0034e585"/>
    </style:style>
    <style:style style:name="P38" style:family="paragraph" style:parent-style-name="Standard">
      <style:text-properties style:text-underline-style="none" officeooo:rsid="002f71a2" officeooo:paragraph-rsid="002f71a2"/>
    </style:style>
    <style:style style:name="P39" style:family="paragraph" style:parent-style-name="Standard">
      <style:text-properties style:text-underline-style="none" officeooo:rsid="00264268" officeooo:paragraph-rsid="00258f46"/>
    </style:style>
    <style:style style:name="P40" style:family="paragraph" style:parent-style-name="Standard">
      <style:text-properties style:text-underline-style="none" officeooo:rsid="00285a48" officeooo:paragraph-rsid="002f71a2"/>
    </style:style>
    <style:style style:name="P41" style:family="paragraph" style:parent-style-name="Standard">
      <style:text-properties style:text-underline-style="none" officeooo:rsid="00285a48" officeooo:paragraph-rsid="00285a48"/>
    </style:style>
    <style:style style:name="P42" style:family="paragraph" style:parent-style-name="Standard">
      <style:text-properties style:text-underline-style="none" officeooo:rsid="001d1e93" officeooo:paragraph-rsid="003ed2d4"/>
    </style:style>
    <style:style style:name="P43" style:family="paragraph" style:parent-style-name="Standard">
      <style:text-properties officeooo:rsid="001d1e93" officeooo:paragraph-rsid="00389642"/>
    </style:style>
    <style:style style:name="P44" style:family="paragraph" style:parent-style-name="Standard">
      <style:text-properties officeooo:rsid="00258f46" officeooo:paragraph-rsid="00258f46"/>
    </style:style>
    <style:style style:name="P45" style:family="paragraph" style:parent-style-name="Standard">
      <style:text-properties officeooo:rsid="00264c19" officeooo:paragraph-rsid="00264c19"/>
    </style:style>
    <style:style style:name="P46" style:family="paragraph" style:parent-style-name="Standard">
      <style:text-properties officeooo:rsid="0026e569" officeooo:paragraph-rsid="0026e569"/>
    </style:style>
    <style:style style:name="P47" style:family="paragraph" style:parent-style-name="Standard">
      <style:text-properties officeooo:rsid="0026e569" officeooo:paragraph-rsid="0034e585"/>
    </style:style>
    <style:style style:name="P48" style:family="paragraph" style:parent-style-name="Standard">
      <style:text-properties officeooo:rsid="002a1e04" officeooo:paragraph-rsid="002c98d4"/>
    </style:style>
    <style:style style:name="P49" style:family="paragraph" style:parent-style-name="Standard">
      <style:text-properties officeooo:rsid="002c05b3" officeooo:paragraph-rsid="002c05b3"/>
    </style:style>
    <style:style style:name="P50" style:family="paragraph" style:parent-style-name="Standard">
      <style:text-properties officeooo:rsid="0034e585" officeooo:paragraph-rsid="0034e585"/>
    </style:style>
    <style:style style:name="P51" style:family="paragraph" style:parent-style-name="Text_20_body">
      <style:text-properties officeooo:rsid="00202da1" officeooo:paragraph-rsid="00202da1"/>
    </style:style>
    <style:style style:name="P52" style:family="paragraph" style:parent-style-name="Text_20_body">
      <style:text-properties officeooo:rsid="0023d21d" officeooo:paragraph-rsid="0023d21d"/>
    </style:style>
    <style:style style:name="P53" style:family="paragraph" style:parent-style-name="Text_20_body">
      <style:text-properties officeooo:rsid="0030b5b2" officeooo:paragraph-rsid="0030b5b2"/>
    </style:style>
    <style:style style:name="P54" style:family="paragraph" style:parent-style-name="Text_20_body">
      <style:text-properties officeooo:rsid="0030b5b2" officeooo:paragraph-rsid="00318840"/>
    </style:style>
    <style:style style:name="P55" style:family="paragraph" style:parent-style-name="Text_20_body">
      <style:text-properties officeooo:paragraph-rsid="0031fe90"/>
    </style:style>
    <style:style style:name="P56" style:family="paragraph" style:parent-style-name="Text_20_body">
      <style:text-properties officeooo:rsid="003377cf" officeooo:paragraph-rsid="003377cf"/>
    </style:style>
    <style:style style:name="P57" style:family="paragraph" style:parent-style-name="Text_20_body">
      <style:text-properties officeooo:rsid="00359c87" officeooo:paragraph-rsid="00359c87"/>
    </style:style>
    <style:style style:name="P58" style:family="paragraph" style:parent-style-name="Text_20_body">
      <style:text-properties officeooo:rsid="00359c87" officeooo:paragraph-rsid="0038180f"/>
    </style:style>
    <style:style style:name="P59" style:family="paragraph" style:parent-style-name="Text_20_body">
      <style:text-properties officeooo:rsid="0038180f" officeooo:paragraph-rsid="0038180f"/>
    </style:style>
    <style:style style:name="P60" style:family="paragraph" style:parent-style-name="Text_20_body">
      <style:text-properties officeooo:rsid="0038180f" officeooo:paragraph-rsid="003d7ce6"/>
    </style:style>
    <style:style style:name="P61" style:family="paragraph" style:parent-style-name="Text_20_body">
      <style:text-properties officeooo:rsid="0015e4f2" officeooo:paragraph-rsid="00359c87"/>
    </style:style>
    <style:style style:name="P62" style:family="paragraph" style:parent-style-name="Text_20_body">
      <style:text-properties style:text-underline-style="none" officeooo:rsid="0030a66f" officeooo:paragraph-rsid="0030a66f"/>
    </style:style>
    <style:style style:name="P63" style:family="paragraph" style:parent-style-name="Text_20_body">
      <style:text-properties officeooo:rsid="0010e2e8" officeooo:paragraph-rsid="003c33e6"/>
    </style:style>
    <style:style style:name="P64" style:family="paragraph" style:parent-style-name="Text_20_body">
      <style:text-properties officeooo:rsid="00379721" officeooo:paragraph-rsid="003c33e6"/>
    </style:style>
    <style:style style:name="P65" style:family="paragraph" style:parent-style-name="Standard">
      <style:text-properties style:text-underline-style="none" officeooo:rsid="001d1e93" officeooo:paragraph-rsid="001d1e93"/>
    </style:style>
    <style:style style:name="P66" style:family="paragraph" style:parent-style-name="Standard">
      <style:text-properties style:text-underline-style="none" officeooo:rsid="003ed2d4" officeooo:paragraph-rsid="003ed2d4"/>
    </style:style>
    <style:style style:name="P67" style:family="paragraph" style:parent-style-name="Standard">
      <style:text-properties officeooo:paragraph-rsid="004221b5"/>
    </style:style>
    <style:style style:name="P68" style:family="paragraph" style:parent-style-name="Heading_20_1">
      <style:text-properties officeooo:paragraph-rsid="0023d21d"/>
    </style:style>
    <style:style style:name="P69" style:family="paragraph" style:parent-style-name="Heading_20_1">
      <style:text-properties officeooo:rsid="0023d21d" officeooo:paragraph-rsid="0023d21d"/>
    </style:style>
    <style:style style:name="P70" style:family="paragraph" style:parent-style-name="Heading_20_3">
      <style:text-properties officeooo:rsid="0038180f" officeooo:paragraph-rsid="0038180f"/>
    </style:style>
    <style:style style:name="P71" style:family="paragraph" style:parent-style-name="Heading_20_3">
      <style:text-properties officeooo:paragraph-rsid="002f71a2"/>
    </style:style>
    <style:style style:name="P72" style:family="paragraph" style:parent-style-name="Heading_20_3">
      <style:text-properties officeooo:rsid="0016ef40" officeooo:paragraph-rsid="0016ef40"/>
    </style:style>
    <style:style style:name="P73" style:family="paragraph" style:parent-style-name="Heading_20_3">
      <style:text-properties officeooo:rsid="0016ef40" officeooo:paragraph-rsid="00202da1"/>
    </style:style>
    <style:style style:name="P74" style:family="paragraph" style:parent-style-name="Heading_20_3">
      <style:text-properties officeooo:rsid="00202da1" officeooo:paragraph-rsid="00202da1"/>
    </style:style>
    <style:style style:name="P75" style:family="paragraph" style:parent-style-name="Heading_20_3">
      <style:text-properties officeooo:rsid="003ed2d4" officeooo:paragraph-rsid="003ed2d4"/>
    </style:style>
    <style:style style:name="P76" style:family="paragraph" style:parent-style-name="Heading_20_3">
      <style:text-properties officeooo:rsid="002028f0" officeooo:paragraph-rsid="0021cafa"/>
    </style:style>
    <style:style style:name="P77" style:family="paragraph" style:parent-style-name="Heading_20_3">
      <style:text-properties officeooo:paragraph-rsid="00285a48"/>
    </style:style>
    <style:style style:name="P78" style:family="paragraph" style:parent-style-name="Heading_20_3">
      <style:text-properties officeooo:paragraph-rsid="0031fe90"/>
    </style:style>
    <style:style style:name="P79" style:family="paragraph" style:parent-style-name="Heading_20_2">
      <style:text-properties officeooo:rsid="0023f590"/>
    </style:style>
    <style:style style:name="P80" style:family="paragraph" style:parent-style-name="Heading_20_2">
      <style:text-properties officeooo:paragraph-rsid="00264c19"/>
    </style:style>
    <style:style style:name="P81" style:family="paragraph" style:parent-style-name="Heading_20_2">
      <style:text-properties officeooo:paragraph-rsid="0026e569"/>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abdf4"/>
    </style:style>
    <style:style style:name="T4" style:family="text">
      <style:text-properties style:text-underline-style="none" officeooo:rsid="000c798a"/>
    </style:style>
    <style:style style:name="T5" style:family="text">
      <style:text-properties style:text-underline-style="none" officeooo:rsid="000aa5cf"/>
    </style:style>
    <style:style style:name="T6" style:family="text">
      <style:text-properties style:text-underline-style="none" officeooo:rsid="001411ad"/>
    </style:style>
    <style:style style:name="T7" style:family="text">
      <style:text-properties style:text-underline-style="none" officeooo:rsid="0015713a"/>
    </style:style>
    <style:style style:name="T8" style:family="text">
      <style:text-properties style:text-underline-style="none" officeooo:rsid="0016ef40"/>
    </style:style>
    <style:style style:name="T9" style:family="text">
      <style:text-properties style:text-underline-style="none" officeooo:rsid="0017ec49"/>
    </style:style>
    <style:style style:name="T10" style:family="text">
      <style:text-properties style:text-underline-style="none" officeooo:rsid="0018126a"/>
    </style:style>
    <style:style style:name="T11" style:family="text">
      <style:text-properties style:text-underline-style="none" officeooo:rsid="001bd4f4"/>
    </style:style>
    <style:style style:name="T12" style:family="text">
      <style:text-properties style:text-underline-style="none" officeooo:rsid="001d1e93"/>
    </style:style>
    <style:style style:name="T13" style:family="text">
      <style:text-properties style:text-underline-style="none" officeooo:rsid="001df9d6"/>
    </style:style>
    <style:style style:name="T14" style:family="text">
      <style:text-properties style:text-underline-style="none" officeooo:rsid="001e880d"/>
    </style:style>
    <style:style style:name="T15" style:family="text">
      <style:text-properties style:text-underline-style="none" officeooo:rsid="002028f0"/>
    </style:style>
    <style:style style:name="T16" style:family="text">
      <style:text-properties style:text-underline-style="none" officeooo:rsid="0021cafa"/>
    </style:style>
    <style:style style:name="T17" style:family="text">
      <style:text-properties style:text-underline-style="none" officeooo:rsid="0023f590"/>
    </style:style>
    <style:style style:name="T18" style:family="text">
      <style:text-properties style:text-underline-style="none" officeooo:rsid="00258f46"/>
    </style:style>
    <style:style style:name="T19" style:family="text">
      <style:text-properties style:text-underline-style="none" officeooo:rsid="00264268"/>
    </style:style>
    <style:style style:name="T20" style:family="text">
      <style:text-properties style:text-underline-style="none" officeooo:rsid="002f71a2"/>
    </style:style>
    <style:style style:name="T21" style:family="text">
      <style:text-properties style:text-underline-style="none" officeooo:rsid="0034e585"/>
    </style:style>
    <style:style style:name="T22" style:family="text">
      <style:text-properties style:text-underline-style="none" officeooo:rsid="00389642"/>
    </style:style>
    <style:style style:name="T23" style:family="text">
      <style:text-properties style:text-underline-style="none" officeooo:rsid="003ab08d"/>
    </style:style>
    <style:style style:name="T24" style:family="text">
      <style:text-properties style:text-underline-style="none" officeooo:rsid="003b8157"/>
    </style:style>
    <style:style style:name="T25" style:family="text">
      <style:text-properties style:text-underline-style="none" officeooo:rsid="003d7ce6"/>
    </style:style>
    <style:style style:name="T26" style:family="text">
      <style:text-properties style:text-underline-style="none" officeooo:rsid="003ed2d4"/>
    </style:style>
    <style:style style:name="T27" style:family="text">
      <style:text-properties officeooo:rsid="000c798a"/>
    </style:style>
    <style:style style:name="T28" style:family="text">
      <style:text-properties officeooo:rsid="000e65f9"/>
    </style:style>
    <style:style style:name="T29" style:family="text">
      <style:text-properties officeooo:rsid="000f6948"/>
    </style:style>
    <style:style style:name="T30" style:family="text">
      <style:text-properties officeooo:rsid="001a4436"/>
    </style:style>
    <style:style style:name="T31" style:family="text">
      <style:text-properties officeooo:rsid="00202da1"/>
    </style:style>
    <style:style style:name="T32" style:family="text">
      <style:text-properties officeooo:rsid="00203429"/>
    </style:style>
    <style:style style:name="T33" style:family="text">
      <style:text-properties officeooo:rsid="0022454b"/>
    </style:style>
    <style:style style:name="T34" style:family="text">
      <style:text-properties officeooo:rsid="0023f590"/>
    </style:style>
    <style:style style:name="T35" style:family="text">
      <style:text-properties officeooo:rsid="00264268"/>
    </style:style>
    <style:style style:name="T36" style:family="text">
      <style:text-properties officeooo:rsid="00264c19"/>
    </style:style>
    <style:style style:name="T37" style:family="text">
      <style:text-properties officeooo:rsid="0026e569"/>
    </style:style>
    <style:style style:name="T38" style:family="text">
      <style:text-properties officeooo:rsid="002c98d4"/>
    </style:style>
    <style:style style:name="T39" style:family="text">
      <style:text-properties officeooo:rsid="002f71a2"/>
    </style:style>
    <style:style style:name="T40" style:family="text">
      <style:text-properties officeooo:rsid="00318840"/>
    </style:style>
    <style:style style:name="T41" style:family="text">
      <style:text-properties officeooo:rsid="0031fe90"/>
    </style:style>
    <style:style style:name="T42" style:family="text">
      <style:text-properties officeooo:rsid="0034e585"/>
    </style:style>
    <style:style style:name="T43" style:family="text">
      <style:text-properties officeooo:rsid="00359c87"/>
    </style:style>
    <style:style style:name="T44" style:family="text">
      <style:text-properties officeooo:rsid="0038180f"/>
    </style:style>
    <style:style style:name="T45" style:family="text">
      <style:text-properties officeooo:rsid="00389642"/>
    </style:style>
    <style:style style:name="T46" style:family="text">
      <style:text-properties officeooo:rsid="003a1e8b"/>
    </style:style>
    <style:style style:name="T47" style:family="text">
      <style:text-properties officeooo:rsid="003ab08d"/>
    </style:style>
    <style:style style:name="T48" style:family="text">
      <style:text-properties officeooo:rsid="003c33e6"/>
    </style:style>
    <style:style style:name="T49" style:family="text">
      <style:text-properties officeooo:rsid="003d7ce6"/>
    </style:style>
    <style:style style:name="T50" style:family="text">
      <style:text-properties officeooo:rsid="003ed2d4"/>
    </style:style>
    <style:style style:name="T51" style:family="text">
      <style:text-properties officeooo:rsid="003ff339"/>
    </style:style>
    <style:style style:name="T52" style:family="text">
      <style:text-properties officeooo:rsid="004221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RC/Condor on Centos 7, <text:span text:style-name="T47">UMD4</text:span></text:p>
      <text:p text:style-name="P1"/>
      <text:h text:style-name="Heading_20_1" text:outline-level="1">Introduction</text:h>
      <text:p text:style-name="P1"/>
      <text:p text:style-name="P49">For the attention of Govind Songara. Not for further distribution, yet (too soon!)</text:p>
      <text:p text:style-name="P1"/>
      <text:p text:style-name="P1">We've built a <text:span text:style-name="T1">test</text:span><text:span text:style-name="T2"> cluster at Liverpool using ARC/Condor with the Centos7 operating system, </text:span><text:span text:style-name="T17">and UMD4</text:span><text:span text:style-name="T2">. The new configuration</text:span><text:span text:style-name="T22">s are </text:span><text:span text:style-name="T2">derived from the SL6 version</text:span><text:span text:style-name="T22">s</text:span><text:span text:style-name="T2">[1]. I hope to give enough information to allow a site to migrate their software to Centos7 and update it</text:span><text:span text:style-name="T22">s middleware</text:span><text:span text:style-name="T2"> to take advantage of fixes or new features.</text:span></text:p>
      <text:p text:style-name="P21"/>
      <text:p text:style-name="P50"><text:span text:style-name="T2">This </text:span><text:span text:style-name="T22">work </text:span><text:span text:style-name="T2">is largely based on some home-grown Puppet/Hiera modules. You'll need to get them out of my github account as follows.</text:span></text:p>
      <text:p text:style-name="P37"/>
      <text:p text:style-name="P15"><text:span text:style-name="T17"># </text:span><text:span text:style-name="T2">git clone </text:span><text:a xlink:type="simple" xlink:href="https://github.com/sjones-hep-ph-liv-ac-uk/arc_condor_c7.git" text:style-name="Internet_20_link" text:visited-style-name="Visited_20_Internet_20_Link"><text:span text:style-name="T1">https://github.com/sjones-hep-ph-liv-ac-uk/arc_condor_c7.git</text:span></text:a></text:p>
      <text:p text:style-name="P23"/>
      <text:p text:style-name="P47"><text:span text:style-name="T21">Obviously, every site is different, so I leave out a lot of assumptions about how you apply the base operating system, firewall rules, network settings an</text:span><text:span text:style-name="T22">d so</text:span><text:span text:style-name="T21"> on. There are just too many variables to cope with. And </text:span><text:span text:style-name="T2">I'm sure this work contains some errors, duplication and misunderstandings. I have only myself to blame for that. </text:span><text:span text:style-name="T21">As I go through the work, I can see zillions of things that need to be tidied up. Basically, I just cut my way through this with a machete, so it's very messy. I need to spend a month or more making it beautiful and able to be reused. It is what it is. Good luck.</text:span></text:p>
      <text:p text:style-name="P37"/>
      <text:h text:style-name="Heading_20_1" text:outline-level="1"><text:span text:style-name="T2">Preliminary no</text:span><text:span text:style-name="T4">t</text:span><text:span text:style-name="T2">es on infrastructure.</text:span></text:h>
      <text:p text:style-name="P20">All the systems use this version of Linux.</text:p>
      <text:p text:style-name="P20"/>
      <text:p text:style-name="P20"># cat /etc/redhat-release </text:p>
      <text:p text:style-name="P20">CentOS Linux release 7.4.1708 (Core) </text:p>
      <text:p text:style-name="P20"/>
      <text:p text:style-name="P3"><text:span text:style-name="T2">At Liverpool, we use two head-nodes, </text:span><text:span text:style-name="T22">a </text:span><text:span text:style-name="T2">central manager and </text:span><text:span text:style-name="T22">a </text:span><text:span text:style-name="T2">slave, each running ARC and Condor. <text:s/>But one of them, the slave system, only runs a subset of the Condor daemons, and passes its jobs over to the central manager to actually manage the work. </text:span><text:span text:style-name="T3">It is only necessary to have one </text:span><text:span text:style-name="T2">head-node</text:span><text:span text:style-name="T3">, so I recommend at first that you ignore/delete references and/or configuration of the slave system in this document or in any examples. You can always configure the slave system later.</text:span></text:p>
      <text:p text:style-name="P21"/>
      <text:p text:style-name="P1"><text:span text:style-name="T2">Our head-nodes, which are virtual, have two network connections; one is internal, local</text:span><text:span text:style-name="T17">ly</text:span><text:span text:style-name="T2"> addressed, the other is internet facing, globally addressed. We have on</text:span><text:span text:style-name="T17">e</text:span><text:span text:style-name="T2"> physical worker node with one </text:span><text:span text:style-name="T24">local </text:span><text:span text:style-name="T2">network connection. Hence the set-up is:</text:span></text:p>
      <text:p text:style-name="P21"/>
      <text:h text:style-name="Heading_20_3" text:outline-level="3">Central Manager </text:h>
      <text:p text:style-name="P21">Global Name/IP: hepgrid6.ph.liv.ac.uk/138.253.178.106</text:p>
      <text:p text:style-name="P21">Local Name/<text:span text:style-name="T45">IP</text:span>: igrid6.ph.liv.ac.uk/192.168.178.106</text:p>
      <text:p text:style-name="P24">10GB RAM, 5 core</text:p>
      <text:p text:style-name="P24"/>
      <text:h text:style-name="Heading_20_3" text:outline-level="3"><text:soft-page-break/>Slave <text:span text:style-name="T27">(for redundancy; not necessary at first or ever)</text:span></text:h>
      <text:p text:style-name="P21">Global Name/IP: hepgrid10.ph.liv.ac.uk/138.253.178.110</text:p>
      <text:p text:style-name="P22">Local Name/<text:span text:style-name="T45">IP</text:span>: igrid10.ph.liv.ac.uk/192.168.178.110</text:p>
      <text:p text:style-name="P24">10GB RAM, 5 core</text:p>
      <text:p text:style-name="P24"/>
      <text:h text:style-name="Heading_20_3" text:outline-level="3">Worker-node</text:h>
      <text:p text:style-name="P22">Local Name/<text:span text:style-name="T45">IP</text:span>: r26-n15.ph.liv.ac.uk/192.168.26.15</text:p>
      <text:p text:style-name="P24">16GB RAM, 8 core</text:p>
      <text:p text:style-name="P21"/>
      <text:h text:style-name="Heading_20_2" text:outline-level="2">Puppet Hiera Set-up</text:h>
      <text:p text:style-name="P63">It is not necessary to use (say) Puppet to build the systems, but we do here at Liverpool. The <text:span text:style-name="T48">general </text:span>way we set <text:span text:style-name="T48">Puppet/Hiera up, and the way we use node and nodetype definitions, is given in [2]. Since much of the work is done in puppet modules, it is necessary to at least understand how Puppet works so you can read the modules. <text:line-break/></text:span></text:p>
      <text:p text:style-name="P61">Here, I'll discuss the <text:span text:style-name="T48">more </text:span>specific details <text:span text:style-name="T48">used </text:span>at Liverpool <text:span text:style-name="T48">which apply to ARC/Condor</text:span>. The modules and basic node/nodetype definitions are accessible via GitHub, described above. Down load them and “cd arc_condor_c7/puppet/environments/production/hiera”. From there, the structure of the Heira definitions is:</text:p>
      <text:p text:style-name="P57">./nodetype/condor_c7-L5420-TEST.yaml</text:p>
      <text:p text:style-name="P57">./nodetype/arc_condor_c7.yaml</text:p>
      <text:p text:style-name="P57">./node/hepgrid6.ph.liv.ac.uk.yaml</text:p>
      <text:p text:style-name="P57">./node/r26-n15.ph.liv.ac.uk.yaml</text:p>
      <text:p text:style-name="P57">./node/hepgrid10.ph.liv.ac.uk.yaml</text:p>
      <text:p text:style-name="P57">Let's have a look at these things, starting with the nodetype <text:span text:style-name="T44">definitions.</text:span></text:p>
      <text:h text:style-name="Heading_20_3" text:outline-level="3">arc_condor_c7.yaml</text:h>
      <text:p text:style-name="P64">This nodetype <text:span text:style-name="T48">is for any headnode. It </text:span>defines some Yum repositor<text:span text:style-name="T45">ies</text:span>. And it “executes” all the required puppet modules for the build; <text:s/>c7_repos, grid_users, <text:span text:style-name="T50">runtime, </text:span>grid_hosts, liv_gridcerts, arc_c7, condor_c7_svr, arc_c7_argus_cli and <text:s/>arc_condor_c7_extras. These are all <text:span text:style-name="T45">fully </text:span>identified in the Build Sequence, below.</text:p>
      <text:h text:style-name="Heading_20_3" text:outline-level="3">condor_c7-L5420-TEST.yaml</text:h>
      <text:p text:style-name="P64">This nodetype <text:span text:style-name="T48">is for the workernode. It </text:span>is similar in structure, but has <text:span text:style-name="T45">extra </text:span>elements that are interesting. It defines some yum repositories, and “executes” the puppet modules needed. In addition, some parameters are defined, for both cvmfs <text:span text:style-name="T44">(e.g. squids) </text:span>and for the <text:span text:style-name="T44">module</text:span> that installs condor (mostly related to <text:span text:style-name="T44">slots</text:span> and other config options.<text:span text:style-name="T44">) </text:span>The modules that are <text:span text:style-name="T45">applied </text:span>comprise grid_hosts, <text:s/>grid_users, <text:span text:style-name="T50">runtime, </text:span>cvmfs, <text:s/>condor_c7_umd4_wn, testnodes, and <text:span text:style-name="T45">again </text:span>they are <text:span text:style-name="T45">all </text:span>identified in the appropriate Build Sequence below.</text:p>
      <text:p text:style-name="P58"><text:span text:style-name="T44">Next, I'll look at </text:span>the <text:span text:style-name="T44">actual node definitions, which use (i.e. are assigned) a nodetype from those </text:span><text:soft-page-break/><text:span text:style-name="T44">above.</text:span></text:p>
      <text:h text:style-name="P70" text:outline-level="3">hepgrid6.ph.liv.ac.uk.yaml</text:h>
      <text:p text:style-name="P60">This conducts the build of a <text:span text:style-name="T49">specific </text:span>head-node. It defines the <text:span text:style-name="T49">general </text:span>nodetype, <text:span text:style-name="T43">arc_condor_c7, </text:span><text:s/>to use <text:span text:style-name="T49">for this particular headnode </text:span>and some parameters for the various modules that are used in that nodetype. In this case, the parameters are:</text:p>
      <text:p text:style-name="P59"># The arc server for this head-node</text:p>
      <text:p text:style-name="P59">arc_c7::params::arc_server_c7: 'hepgrid6.ph.liv.ac.uk' </text:p>
      <text:p text:style-name="P59"># The condor daemons to run on this head-node</text:p>
      <text:p text:style-name="P59">condor_c7_svr::params::condor_daemon_list: 'COLLECTOR, MASTER, NEGOTIATOR, SCHEDD '</text:p>
      <text:h text:style-name="Heading_20_3" text:outline-level="3">r26-n15.ph.liv.ac.uk.yaml</text:h>
      <text:p text:style-name="P60">This conducts the build of a <text:span text:style-name="T49">specific </text:span>worker-node. It defines the <text:span text:style-name="T49">general </text:span>nodetype, condor_c7-L5420-TEST, to use and some parameters for the various modules that are used in that nodetype. In this case, the parameters are:</text:p>
      <text:p text:style-name="P59"># The central manager this work<text:span text:style-name="T49">er</text:span> node will work for</text:p>
      <text:p text:style-name="P59">condor_c7_umd4_wn::params::central_manager: "igrid6"</text:p>
      <text:p text:style-name="P59"># The CEs know<text:span text:style-name="T45">n</text:span> to this worker node</text:p>
      <text:p text:style-name="P59">condor_c7_umd4_wn::params::theCEs: "condor_pool@ph.liv.ac.uk/igrid6,condor_pool@ph.liv.ac.uk/igrid10"</text:p>
      <text:h text:style-name="Heading_20_1" text:outline-level="1"><text:span text:style-name="T35">Building the h</text:span>ead-node</text:h>
      <text:p text:style-name="P26"/>
      <text:p text:style-name="P67"><text:span text:style-name="T4">I'll describe the build for the central manager, which is the only head-node necessary at first. Ignore references to the slave. At this point, I assume you have configured </text:span><text:span text:style-name="T25">with an OS </text:span><text:span text:style-name="T4">a system similar to </text:span><text:span text:style-name="T5">Central Manager </text:span><text:span text:style-name="T4">above, and that it is running the right version of Centos 7.</text:span></text:p>
      <text:p text:style-name="P67"><text:span text:style-name="T4"/></text:p>
      <text:h text:style-name="Heading_20_2" text:outline-level="2">Software Repositories</text:h>
      <text:p text:style-name="P26"/>
      <text:p text:style-name="P8"><text:span text:style-name="T31">As well as the CentOS system repos etc, many other </text:span>Yum software repositories are required to build <text:span text:style-name="T29">this head-node.</text:span> Below I show the name, purpose and url of each repository file we used. Note that repos hosted on map2 are <text:s/>static copies <text:span text:style-name="T34">(</text:span>that we <text:span text:style-name="T29">use </text:span>at Liverpool for control reasons<text:span text:style-name="T34">) </text:span>of public repos. You'll have to find the real repo<text:span text:style-name="T34">s</text:span> on the Internet, but there <text:span text:style-name="T45">should be </text:span>sufficient information to allow that in the names I have chosen. <text:span text:style-name="T30">Some of the repos (all?) are installed by the Puppet modules or the Hiera yaml files that are covered in this document.</text:span></text:p>
      <text:p text:style-name="P5"/>
      <text:p text:style-name="P16"><text:span text:style-name="T28">Yum repo file: <text:s/></text:span>nordugrid5.repo</text:p>
      <text:p text:style-name="P16">Purpose: ARC code. <text:span text:style-name="T28">A local copy of <text:s/></text:span>download.nordugrid.org/...</text:p>
      <text:p text:style-name="P16">baseurl=http://map2.ph.liv.ac.uk/yum/pub/download.nordugrid.org/repos/15.03/centos/el7/x86_64/base</text:p>
      <text:p text:style-name="P16"><text:soft-page-break/></text:p>
      <text:p text:style-name="P16"><text:span text:style-name="T28">Yum repo file: <text:s/></text:span>nordugrid5-updates.repo</text:p>
      <text:p text:style-name="P16">Purpose: ARC code. <text:span text:style-name="T28">A local copy of <text:s/></text:span>download.nordugrid.org/...</text:p>
      <text:p text:style-name="P16">baseurl=http://map2.ph.liv.ac.uk/yum/pub/download.nordugrid.org/repos/15.03/centos/el7/x86_64/updates</text:p>
      <text:p text:style-name="P7"/>
      <text:p text:style-name="P5">Yum repo file: condor_c7_svr.repo</text:p>
      <text:p text:style-name="P5">Purpose: A local copy of the HTCondor software <text:s/>(search up.)</text:p>
      <text:p text:style-name="P5">baseurl=http://map2.ph.liv.ac.uk/yum/pub/research.cs.wisc.edu/htcondor/yum/stable/rhel7</text:p>
      <text:p text:style-name="P5"/>
      <text:p text:style-name="P5">Yum repo file: yum_umd_4_centos7_x86_64_base.repo</text:p>
      <text:p text:style-name="P5">Purpose: A local copy of UMD4 (search up .)</text:p>
      <text:p text:style-name="P5">baseurl=http://map2.ph.liv.ac.uk//yum/umd/4/centos7/x86_64/base</text:p>
      <text:p text:style-name="P5"/>
      <text:p text:style-name="P6">Yum repo file: yum_umd_4_centos7_x86_64_updates.repo</text:p>
      <text:p text:style-name="P6">Purpose: A local copy of UMD4 (search up .)</text:p>
      <text:p text:style-name="P6">baseurl=http://map2.ph.liv.ac.uk//yum/umd/4/centos7/x86_64/updates</text:p>
      <text:p text:style-name="P6"/>
      <text:p text:style-name="P6">Yum repo file: epel.repo</text:p>
      <text:p text:style-name="P6">Purpose: A local copy of the famous “epel” repository (search up on Internet.)</text:p>
      <text:p text:style-name="P6">baseurl=http://map2.ph.liv.ac.uk/yum/ONLINE/pub/epel/7/$basearch</text:p>
      <text:p text:style-name="P6"/>
      <text:p text:style-name="P6">Yum repo file: local.repo</text:p>
      <text:p text:style-name="P6">Purpose: <text:span text:style-name="T35">Contains a</text:span> local copy of HEP_Oslibs.x86_64 (search up<text:span text:style-name="T32">.</text:span>)</text:p>
      <text:p text:style-name="P6">baseurl=http://map2.ph.liv.ac.uk/yum/local/rhel/7/x86_64</text:p>
      <text:p text:style-name="P6"><text:line-break/>Yum repo file: CA.repo</text:p>
      <text:p text:style-name="P6">Purpose: A local copy of the CAs (search up .)</text:p>
      <text:p text:style-name="P6">baseurl=http://map2.ph.liv.ac.uk/yum/EGI-CAs/current</text:p>
      <text:p text:style-name="P6"/>
      <text:p text:style-name="P6">Yum repo file: RPMS.voms.repo</text:p>
      <text:p text:style-name="P6">Purpose: Provides RPMs of VOMS records (vomsdir etc.). It is part of the Approved VOs process.</text:p>
      <text:p text:style-name="P6">baseurl=http://hep.ph.liv.ac.uk/~sjones/RPMS.voms/</text:p>
      <text:p text:style-name="P6"/>
      <text:p text:style-name="P6">Yum repo file: sysadmin.hep.ac.uk.repo</text:p>
      <text:p text:style-name="P6">Purpose: <text:span text:style-name="T29">A local copy of </text:span>www.sysadmin.hep.ac.uk/rpms/fabric-management/RPMS.vomstools/</text:p>
      <text:p text:style-name="P5">baseurl=http://map2.ph.liv.ac.uk/yum/pub/www.sysadmin.hep.ac.uk/rpms/fabric-management/RPMS.vomstools/</text:p>
      <text:h text:style-name="P79" text:outline-level="2"/>
      <text:h text:style-name="Heading_20_2" text:outline-level="2">Build sequence</text:h>
      <text:p text:style-name="P38">The build sequence is just a set of puppet modules, applied one after the other in any order you like.</text:p>
      <text:h text:style-name="P71" text:outline-level="3">Make the grid users on the head node</text:h>
      <text:p text:style-name="P25"/>
      <text:p text:style-name="P10"><text:span text:style-name="T2">We use a tool to do this at Liverpool, wrapped in a Puppet module. </text:span><text:span text:style-name="T8">The module is called grid_users. </text:span><text:span text:style-name="T2">You can obtain </text:span><text:span text:style-name="T8">all </text:span><text:span text:style-name="T2">the </text:span><text:span text:style-name="T8">puppet </text:span><text:span text:style-name="T2">module</text:span><text:span text:style-name="T8">s</text:span><text:span text:style-name="T2"> via my GitHub account, as detailed </text:span><text:span text:style-name="T22">above</text:span><text:span text:style-name="T2">. </text:span><text:span text:style-name="T6">E</text:span><text:span text:style-name="T7">ven if you don't use puppet, I recommend to use this method to make the users. </text:span><text:span text:style-name="T6">There is a script inside </text:span><text:span text:style-name="T7">the puppet module </text:span><text:span text:style-name="T6">and some data files that make the grid users. </text:span><text:span text:style-name="T7">It's quite obvious how to work it. It is much quicker than Yaim or anything like that, and it uses the standard users.conf file that you can obtain from your old Yaim config files (the format is the same, but Yaim is not used).</text:span></text:p>
      <text:p text:style-name="P30"><text:soft-page-break/></text:p>
      <text:h text:style-name="P72" text:outline-level="3">Install the grid certificates</text:h>
      <text:p text:style-name="P11"><text:span text:style-name="T8">The module for this is called </text:span><text:span text:style-name="T10">liv_gridcerts</text:span><text:span text:style-name="T9">. </text:span><text:span text:style-name="T17">You'll have to update it for your site with the right names and certificates. </text:span></text:p>
      <text:p text:style-name="P31"/>
      <text:h text:style-name="P74" text:outline-level="3">Get some <text:span text:style-name="T34">YUM </text:span>repositories</text:h>
      <text:p text:style-name="P51">A module exists called c7_repos that puts some/<text:span text:style-name="T34">most/all</text:span> <text:span text:style-name="T34">of the </text:span>Yum repositories <text:span text:style-name="T34">mentioned above </text:span>on the node.</text:p>
      <text:h text:style-name="P73" text:outline-level="3">Install ARC</text:h>
      <text:p text:style-name="P12"><text:span text:style-name="T8">The module for this is called </text:span><text:span text:style-name="T11">arc_c7. You must remember that this module makes use of a file (called a template, </text:span><text:span text:style-name="T17">or .erb file</text:span><text:span text:style-name="T11">) that contains </text:span><text:span text:style-name="T19">a </text:span><text:span text:style-name="T11">parameter that must be obtained by Hiera and substituted in. The process/set-up for all this is </text:span><text:span text:style-name="T12">documented</text:span><text:span text:style-name="T11">[2]. In this case, the parameter is </text:span><text:span text:style-name="T12">&lt;%= @arc_server_c7 %&gt;. <text:s/>If you are not using Puppet/Hiera, you'll have to make the changes by hand. If you are using <text:s/>Puppet/Hiera, the value is obtained by looking it up in the Hiera hierarchy. There is a default value (hepgrid6.ph.liv.ac.uk) in the params.pp file contained in the module manifests directory.</text:span></text:p>
      <text:p text:style-name="P65"/>
      <text:h text:style-name="P75" text:outline-level="3">Make the runtime settings</text:h>
      <text:p text:style-name="P13"><text:span text:style-name="T8">The module for this is called </text:span><text:span text:style-name="T26">runtime</text:span><text:span text:style-name="T11">. </text:span><text:span text:style-name="T26">It installs a set of directories that ARC uses to simulate GLITE tag files, and sets some runtime shell variables for the job, e.g. the default SE and software area/cvmfs location for various VOs.</text:span></text:p>
      <text:p text:style-name="P42"/>
      <text:h text:style-name="Heading_20_3" text:outline-level="3">Install Condor</text:h>
      <text:p text:style-name="P43"><text:span text:style-name="T2">The module for this is called condor_c7_svr. </text:span><text:span text:style-name="T23">This is derived from the module covered in depth in ref [2]. </text:span><text:span text:style-name="T13">This is the most complicated module. It installs a fair shares file (11fairshares.config) that you'll have to adapt for your site. It has configuration to control Condor accounting groups, that you need to understand. The Example Build for SL6[1] has info on that. It installs a pool password. Again, see the example build, or the Condor admin manual. <text:s/>The module also installs a yum repo, lots of files, dirs, scripts, the condor package itself, and (m</text:span><text:span text:style-name="T15">o</text:span><text:span text:style-name="T13">st importantly) the condor_config.local file.</text:span><text:span text:style-name="T5"> </text:span><text:span text:style-name="T13">The condor_config.local is a template. It uses </text:span><text:span text:style-name="T14">a Hiera parameter to define &lt;%= condor_daemon_list %&gt;. On the Central Manager, this is COLLECTOR, MASTER, NEGOTIATOR, SCHEDD. </text:span><text:span text:style-name="T17">If </text:span><text:span text:style-name="T18">y</text:span><text:span text:style-name="T17">ou use a slave (as we do in Liverpool) the list is just <text:s/></text:span><text:span text:style-name="T14">MASTER, SCHEDD </text:span><text:span text:style-name="T17">(SCHEDD is the submission queue daemon, by the way.)</text:span></text:p>
      <text:p text:style-name="P34"/>
      <text:p text:style-name="P44"><text:span text:style-name="T17">T</text:span><text:span text:style-name="T2">he </text:span><text:span text:style-name="T13">condor_config.local <text:s/></text:span><text:span text:style-name="T2">contains hard code</text:span><text:span text:style-name="T19">d</text:span><text:span text:style-name="T2"> IP addresses for our head-node machines and worker node ranges. You'll have to edit that to make it fit your site. I should use parameters </text:span><text:span text:style-name="T19">for this really.</text:span></text:p>
      <text:p text:style-name="P39"/>
      <text:p text:style-name="P62">You'll have to generate your own pool_password, since the one in the module is just a dummy. See the Condor admin manual.</text:p>
      <text:p text:style-name="P29"/>
      <text:h text:style-name="Heading_20_3" text:outline-level="3"><text:span text:style-name="T14">I</text:span><text:span text:style-name="T2">nstall the ARGUS Client</text:span></text:h>
      <text:p text:style-name="P17"><text:span text:style-name="T19">Ou</text:span><text:span text:style-name="T22">r</text:span><text:span text:style-name="T2"> set-up uses ARGUS to authenticate users. The module to use </text:span><text:span text:style-name="T17">for </text:span><text:span text:style-name="T2">an ARGUS </text:span><text:span text:style-name="T17">client </text:span><text:span text:style-name="T2">is arc_c7_argus_cli. It contains various settings for policies and servers that you'll have to adjust for your site.</text:span><text:span text:style-name="T14"> </text:span><text:span text:style-name="T17">It's quite specific for Liverpool, and not fully parametrized. </text:span><text:span text:style-name="T2">I should parametrize all the settings with Hiera, but I have not done so. I think it has one parameter for “argus_resource” but I </text:span><text:soft-page-break/><text:span text:style-name="T2">don't know if it is useful or even logical!</text:span></text:p>
      <text:p text:style-name="P32"/>
      <text:h text:style-name="P76" text:outline-level="3"><text:span text:style-name="T14">I</text:span><text:span text:style-name="T2">nstall the </text:span><text:span text:style-name="T16">extras</text:span></text:h>
      <text:p text:style-name="P18"><text:span text:style-name="T2">I put a lot of extras on the system. The module for this is </text:span>arc_condor_c7_extras. <text:span text:style-name="T33">These consist of all manner of patches, scripts, files, dirs, etc. needed to get the system working. Look in the example build on SL6 and in the module itself to see what these things do.</text:span></text:p>
      <text:p text:style-name="P18"/>
      <text:h text:style-name="P68" text:outline-level="1"><text:span text:style-name="T35">Building the w</text:span>orker-node</text:h>
      <text:p text:style-name="P4"><text:span text:style-name="T2">At this point, I assume you have configured a system similar to </text:span><text:span text:style-name="T22">the worker node specification</text:span><text:span text:style-name="T5"> </text:span><text:span text:style-name="T2">above, and that it is running the right version of Centos 7.</text:span></text:p>
      <text:p text:style-name="P27"/>
      <text:h text:style-name="P80" text:outline-level="2">Software Repositories</text:h>
      <text:p text:style-name="P27"/>
      <text:p text:style-name="P9"><text:span text:style-name="T31">As well as the CentOS system repos etc, many other </text:span>Yum software repositories are required to build <text:span text:style-name="T29">this worker-node.</text:span> Below I show the name, purpose and url of each repository file we used. <text:s/><text:span text:style-name="T30">Some of the repos (all?) are installed by the Puppet modules that I shall describe.</text:span></text:p>
      <text:p text:style-name="P45"/>
      <text:p text:style-name="P45"><text:span text:style-name="T28">Yum repo file: <text:s/></text:span>CA.repo</text:p>
      <text:p text:style-name="P9">Purpose: A local copy of the CAs (search up .)</text:p>
      <text:p text:style-name="P45">baseurl=http://map2.ph.liv.ac.uk/yum/EGI-CAs/current</text:p>
      <text:p text:style-name="P45"/>
      <text:p text:style-name="P45"><text:span text:style-name="T28">Yum repo file: <text:s/></text:span>condor_c7_umd4_wn.repo</text:p>
      <text:p text:style-name="P9">Purpose: <text:span text:style-name="T36">Condor</text:span></text:p>
      <text:p text:style-name="P45">baseurl=<text:a xlink:type="simple" xlink:href="http://map2.ph.liv.ac.uk/yum/pub/research.cs.wisc.edu/htcondor/yum/stable/rhel7" text:style-name="Internet_20_link" text:visited-style-name="Visited_20_Internet_20_Link">http://map2.ph.liv.ac.uk/yum/pub/research.cs.wisc.edu/htcondor/yum/stable/rhel7</text:a></text:p>
      <text:p text:style-name="P45"/>
      <text:p text:style-name="P45"><text:span text:style-name="T28">Yum repo file: <text:s/></text:span>cvmfs-config.repo</text:p>
      <text:p text:style-name="P45">Purpose: cvmfs config</text:p>
      <text:p text:style-name="P45">baseurl=<text:a xlink:type="simple" xlink:href="http://cern.ch/cvmrepo/yum/cvmfs-config/EL/7/x86_64" text:style-name="Internet_20_link" text:visited-style-name="Visited_20_Internet_20_Link">http://cern.ch/cvmrepo/yum/cvmfs-config/EL/7/x86_64</text:a></text:p>
      <text:p text:style-name="P45"/>
      <text:p text:style-name="P45"><text:span text:style-name="T28">Yum repo file: <text:s/></text:span>cvmfs.repo</text:p>
      <text:p text:style-name="P45">Purpose: cvmfs</text:p>
      <text:p text:style-name="P45">baseurl=<text:a xlink:type="simple" xlink:href="http://cern.ch/cvmrepo/yum/cvmfs/EL/7/x86_64" text:style-name="Internet_20_link" text:visited-style-name="Visited_20_Internet_20_Link">http://cern.ch/cvmrepo/yum/cvmfs/EL/7/x86_64</text:a></text:p>
      <text:p text:style-name="P45"/>
      <text:p text:style-name="P45"/>
      <text:p text:style-name="P45"><text:span text:style-name="T28">Yum repo file: <text:s/></text:span>cvmfs-testing.repo</text:p>
      <text:p text:style-name="P45">Purpose: Tests for cvmfs</text:p>
      <text:p text:style-name="P45">baseurl=<text:a xlink:type="simple" xlink:href="http://cern.ch/cvmrepo/yum/cvmfs-testing/EL/7/x86_64" text:style-name="Internet_20_link" text:visited-style-name="Visited_20_Internet_20_Link">http://cern.ch/cvmrepo/yum/cvmfs-testing/EL/7/x86_64</text:a></text:p>
      <text:p text:style-name="P45"/>
      <text:p text:style-name="P45"><text:span text:style-name="T28">Yum repo file: <text:s/></text:span>epel.repo</text:p>
      <text:p text:style-name="P9">Purpose: A local copy of the famous “epel” repository (search up on Internet.)</text:p>
      <text:p text:style-name="P45">baseurl=<text:a xlink:type="simple" xlink:href="http://map2.ph.liv.ac.uk/yum/ONLINE/pub/epel/7/$basearch" text:style-name="Internet_20_link" text:visited-style-name="Visited_20_Internet_20_Link">http://map2.ph.liv.ac.uk/yum/ONLINE/pub/epel/7/$basearch</text:a></text:p>
      <text:p text:style-name="P45"/>
      <text:p text:style-name="P9">Yum repo file: local.repo</text:p>
      <text:p text:style-name="P9">Purpose: <text:span text:style-name="T35">Contains a</text:span> local copy of HEP_Oslibs.x86_64 (search up<text:span text:style-name="T32">.</text:span>)</text:p>
      <text:p text:style-name="P9">baseurl=<text:a xlink:type="simple" xlink:href="http://map2.ph.liv.ac.uk/yum/local/rhel/7/x86_64" text:style-name="Internet_20_link" text:visited-style-name="Visited_20_Internet_20_Link">http://map2.ph.liv.ac.uk/yum/local/rhel/7/x86_64</text:a></text:p>
      <text:p text:style-name="P9"/>
      <text:p text:style-name="P9">Yum repo file: sysadmin.hep.ac.uk.repo</text:p>
      <text:p text:style-name="P9">Purpose: <text:span text:style-name="T29">A local copy of </text:span>www.sysadmin.hep.ac.uk/rpms/fabric-management/RPMS.vomstools/</text:p>
      <text:p text:style-name="P36"><text:soft-page-break/>baseurl=<text:a xlink:type="simple" xlink:href="http://map2.ph.liv.ac.uk/yum/pub/www.sysadmin.hep.ac.uk/rpms/fabric-management/RPMS.vomstools/" text:style-name="Internet_20_link" text:visited-style-name="Visited_20_Internet_20_Link">http://map2.ph.liv.ac.uk/yum/pub/www.sysadmin.hep.ac.uk/rpms/fabric-management/RPMS.vomstools/</text:a></text:p>
      <text:p text:style-name="P36"/>
      <text:p text:style-name="P9">Yum repo file: yum_umd_4_centos7_x86_64_base.repo</text:p>
      <text:p text:style-name="P9">Purpose: A local copy of UMD4 (search up .)</text:p>
      <text:p text:style-name="P9">baseurl=http://map2.ph.liv.ac.uk//yum/umd/4/centos7/x86_64/base</text:p>
      <text:p text:style-name="P9"/>
      <text:p text:style-name="P9">Yum repo file: yum_umd_4_centos7_x86_64_updates.repo</text:p>
      <text:p text:style-name="P9">Purpose: A local copy of UMD4 (search up .)</text:p>
      <text:p text:style-name="P9">baseurl=http://map2.ph.liv.ac.uk//yum/umd/4/centos7/x86_64/updates</text:p>
      <text:p text:style-name="P9"/>
      <text:p text:style-name="P45"><text:span text:style-name="T28">Yum repo file: <text:s/></text:span>wlcg_repository.repo</text:p>
      <text:p text:style-name="P45">Purpose: <text:span text:style-name="T37">Bits of Yaim used from this.</text:span></text:p>
      <text:p text:style-name="P46">baseurl=<text:a xlink:type="simple" xlink:href="http://linuxsoft.cern.ch/wlcg/sl6/x86_64/" text:style-name="Internet_20_link" text:visited-style-name="Visited_20_Internet_20_Link">http://linuxsoft.cern.ch/wlcg/sl6/x86_64/</text:a></text:p>
      <text:p text:style-name="P46"/>
      <text:h text:style-name="P81" text:outline-level="2">Build sequence</text:h>
      <text:p text:style-name="P38">The build sequence is just a set of puppet modules, applied one after the other in any order you like.</text:p>
      <text:p text:style-name="P40"/>
      <text:h text:style-name="P77" text:outline-level="3">Make the grid users on the <text:span text:style-name="T39">worker node</text:span></text:h>
      <text:p text:style-name="P28"/>
      <text:p text:style-name="P41">See how this is done for the head node. We use the exact same module, grid_users.</text:p>
      <text:p text:style-name="P41"/>
      <text:h text:style-name="Heading_20_3" text:outline-level="3"><text:span text:style-name="T20">Install c</text:span><text:span text:style-name="T2">vmfs</text:span></text:h>
      <text:p text:style-name="P48">Use the cvmfs module to install cvmfs. <text:span text:style-name="T38">I think it came from Steve Traylen, Cern. There may be newer copies out there. Check it out if you have time. </text:span></text:p>
      <text:p text:style-name="P48"/>
      <text:h text:style-name="P75" text:outline-level="3">Make the runtime settings</text:h>
      <text:p text:style-name="P13"><text:span text:style-name="T8">The module for this is called </text:span><text:span text:style-name="T26">runtime</text:span><text:span text:style-name="T11">. </text:span><text:span text:style-name="T26">It installs a set of directories that ARC uses to simulate GLITE tag files, and sets some runtime shell variables for the job, e.g. the default SE and software area/cvmfs location for various VOs.</text:span></text:p>
      <text:p text:style-name="P66"/>
      <text:h text:style-name="Heading_20_3" text:outline-level="3">Install condor on the worker nodetype</text:h>
      <text:p text:style-name="P54"><text:span text:style-name="T39">To install condor on the worker node, use condor_c7_umd4_wn. <text:s/>T</text:span>his is a very complicated module that implements most/all of the worker node build, as described in the SL6 Example Build[1<text:span text:style-name="T40">]. You'll need to read it, break it down and figure out what you need to take from it.</text:span> <text:line-break/><text:line-break/><text:span text:style-name="T39">You'll definitely need to generate your own pool_password (the same as the head-node), since the one in the module is just a dummy. See the Condor admin manual, or perhaps the example build[1]. Also is also an ssh keys that you may or may need to insert. Search for SSHKEYHERE.</text:span></text:p>
      <text:p text:style-name="P53">Also needed are certs for the apel server. I don't know if these are needed. There is a sudoers file in this as well, since in my set-up, condor uses root commands in a test system. You may not need that part. </text:p>
      <text:p text:style-name="P53">Also included are settings for Condor control groups, a script to restart numad from time to time (it uses up more and more memory), a test script from cvmfs, <text:span text:style-name="T51">some </text:span>scripts, yum repos, a bunch of <text:soft-page-break/>packages, <text:span text:style-name="T45">patches, </text:span>files, directories, config files, and all sorts of other stuff. Much of it is documented in the SL6 Example Build[1].</text:p>
      <text:p text:style-name="P53">Parameters are used in the condor_config.local template file, namely &lt;%= @central_manager %&gt; and &lt;%= @theCEs %&gt;. </text:p>
      <text:h text:style-name="P78" text:outline-level="3">Install <text:span text:style-name="T41">the test script and system</text:span></text:h>
      <text:p text:style-name="P55"/>
      <text:p text:style-name="P56">The rationale for this little system is explain<text:span text:style-name="T46">ed</text:span> in the Example Build[1]. We use the testnode<text:span text:style-name="T42">s</text:span> module to install it. <text:span text:style-name="T42">It is highly customised specifically for Liverpool, but it's there is you want to check how it works. Basically, if a node looks suspicious, it takes it off-line automatically using a <text:s/>Condor-based sort of cronjob.</text:span></text:p>
      <text:p text:style-name="P56"/>
      <text:h text:style-name="P69" text:outline-level="1">Testing the <text:span text:style-name="T47">new </text:span>cluster</text:h>
      <text:p text:style-name="P52">A suite of test tools is made available under the github account. See the test directory <text:span text:style-name="T46">after you checkout the github material.</text:span></text:p>
      <text:h text:style-name="Heading_20_1" text:outline-level="1">References</text:h>
      <text:p text:style-name="P1"><text:span text:style-name="T2">[1] Example Build of ARC Condor </text:span><text:span text:style-name="T13">on SL6.</text:span></text:p>
      <text:p text:style-name="P19"><text:span text:style-name="T13"><text:tab/></text:span><text:a xlink:type="simple" xlink:href="https://www.gridpp.ac.uk/wiki/Example_Build_of_an_ARC/Condor_Cluster" text:style-name="Internet_20_link" text:visited-style-name="Visited_20_Internet_20_Link">https://www.gridpp.ac.uk/wiki/Example_Build_of_an_ARC/Condor_Cluster</text:a></text:p>
      <text:p text:style-name="P33"/>
      <text:p text:style-name="P14"><text:span text:style-name="T2">[2] Liverpool Puppet/</text:span><text:span text:style-name="T17">Hiera</text:span><text:span text:style-name="T2"> Set-up </text:span><text:span text:style-name="T17">(with some notes on C7)</text:span></text:p>
      <text:p text:style-name="P19"><text:span text:style-name="T2"><text:tab/></text:span><text:a xlink:type="simple" xlink:href="https://www.gridpp.ac.uk/wiki/Centos7_Adoption" text:style-name="Internet_20_link" text:visited-style-name="Visited_20_Internet_20_Link"><text:span text:style-name="T1">https://www.gridpp.ac.uk/wiki/Centos7_Adoption</text:span></text:a></text:p>
      <text:p text:style-name="P34"/>
      <text:p text:style-name="P3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85%" fo:font-style="italic" fo:font-weight="bold" style:font-size-asian="101%" style:font-weight-asian="normal"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Jones</meta:initial-creator>
    <meta:creation-date>2017-12-20T08:44:46.207350464</meta:creation-date>
    <dc:date>2018-01-02T15:50:30.041081710</dc:date>
    <dc:creator>Stephen Jones</dc:creator>
    <meta:editing-duration>PT8H7M43S</meta:editing-duration>
    <meta:editing-cycles>43</meta:editing-cycles>
    <meta:generator>LibreOffice/5.0.6.2$Linux_X86_64 LibreOffice_project/00$Build-2</meta:generator>
    <meta:document-statistic meta:table-count="0" meta:image-count="0" meta:object-count="0" meta:page-count="8" meta:paragraph-count="163" meta:word-count="2410" meta:character-count="16497" meta:non-whitespace-character-count="14208"/>
  </office:meta>
</office:document-meta>
</file>